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4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fo:font-weight="bold" officeooo:rsid="001da8ce" officeooo:paragraph-rsid="001da8ce" style:font-weight-asian="bold" style:font-weight-complex="bold"/>
    </style:style>
    <style:style style:name="P3" style:family="paragraph" style:parent-style-name="Text_20_body">
      <style:text-properties officeooo:rsid="001b0494" officeooo:paragraph-rsid="001b0494"/>
    </style:style>
    <style:style style:name="P4" style:family="paragraph" style:parent-style-name="Table_20_Contents">
      <style:text-properties fo:font-weight="bold" officeooo:rsid="001da8ce" officeooo:paragraph-rsid="001da8ce" style:font-weight-asian="bold" style:font-weight-complex="bold"/>
    </style:style>
    <style:style style:name="P5" style:family="paragraph" style:parent-style-name="Standard">
      <style:text-properties officeooo:rsid="00d1967d" officeooo:paragraph-rsid="00d1967d"/>
    </style:style>
    <style:style style:name="P6" style:family="paragraph" style:parent-style-name="Standard">
      <style:text-properties officeooo:rsid="00d66653" officeooo:paragraph-rsid="00d66653"/>
    </style:style>
    <style:style style:name="P7" style:family="paragraph" style:parent-style-name="Text_20_body">
      <style:text-properties fo:font-style="normal" style:text-underline-style="none" fo:font-weight="normal" officeooo:rsid="00bad6f2" officeooo:paragraph-rsid="00d8f2d1" fo:background-color="#ffff00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use-window-font-color="true" officeooo:rsid="00b27d03" officeooo:paragraph-rsid="00d2f257"/>
    </style:style>
    <style:style style:name="P9" style:family="paragraph" style:parent-style-name="Text_20_body" style:list-style-name="L3">
      <style:text-properties style:use-window-font-color="true" officeooo:rsid="00d2f257" officeooo:paragraph-rsid="00d30d03"/>
    </style:style>
    <style:style style:name="P10" style:family="paragraph" style:parent-style-name="Text_20_body" style:list-style-name="L3">
      <style:text-properties style:use-window-font-color="true" officeooo:rsid="00d2f257" officeooo:paragraph-rsid="00d99e4c"/>
    </style:style>
    <style:style style:name="P11" style:family="paragraph" style:parent-style-name="Text_20_body" style:list-style-name="L3">
      <style:text-properties style:use-window-font-color="true" officeooo:rsid="00d2f257" officeooo:paragraph-rsid="00dc649c"/>
    </style:style>
    <style:style style:name="P12" style:family="paragraph" style:parent-style-name="Text_20_body" style:list-style-name="L3">
      <style:text-properties style:use-window-font-color="true" officeooo:rsid="00d2f257" officeooo:paragraph-rsid="00dfa7ad"/>
    </style:style>
    <style:style style:name="P13" style:family="paragraph" style:parent-style-name="Text_20_body" style:list-style-name="L3">
      <style:text-properties style:use-window-font-color="true" officeooo:rsid="00d2f257" officeooo:paragraph-rsid="00e0b751"/>
    </style:style>
    <style:style style:name="P14" style:family="paragraph" style:parent-style-name="Text_20_body">
      <style:text-properties officeooo:rsid="00d59d42" officeooo:paragraph-rsid="00d7bf7d" fo:background-color="#ffff00"/>
    </style:style>
    <style:style style:name="P15" style:family="paragraph" style:parent-style-name="Text_20_body">
      <style:text-properties officeooo:rsid="00d59d42" officeooo:paragraph-rsid="00d8f2d1" fo:background-color="#ffff00"/>
    </style:style>
    <style:style style:name="P16" style:family="paragraph" style:parent-style-name="Text_20_body">
      <style:text-properties officeooo:rsid="001b0494" officeooo:paragraph-rsid="001b0494"/>
    </style:style>
    <style:style style:name="P17" style:family="paragraph" style:parent-style-name="Text_20_body">
      <style:text-properties officeooo:paragraph-rsid="00d8f2d1"/>
    </style:style>
    <style:style style:name="P18" style:family="paragraph" style:parent-style-name="Header">
      <style:text-properties officeooo:paragraph-rsid="00cf0648"/>
    </style:style>
    <style:style style:name="P19" style:family="paragraph" style:parent-style-name="Title">
      <style:text-properties fo:font-size="24pt" officeooo:rsid="0059cb31" officeooo:paragraph-rsid="0059cb31" style:font-size-asian="28pt" style:font-size-complex="28pt"/>
    </style:style>
    <style:style style:name="P20" style:family="paragraph" style:parent-style-name="Heading_20_1">
      <style:text-properties fo:color="#0000cc"/>
    </style:style>
    <style:style style:name="P21" style:family="paragraph" style:parent-style-name="Heading_20_1">
      <style:text-properties fo:color="#0000cc" officeooo:rsid="00d2cce4" officeooo:paragraph-rsid="00d2cce4"/>
    </style:style>
    <style:style style:name="P22" style:family="paragraph" style:parent-style-name="Heading_20_1">
      <style:paragraph-properties fo:break-before="page"/>
      <style:text-properties officeooo:paragraph-rsid="00d7bf7d"/>
    </style:style>
    <style:style style:name="P23" style:family="paragraph" style:parent-style-name="Table_20_Contents">
      <style:text-properties style:font-name="DejaVu Sans Mono" officeooo:rsid="00d77086" officeooo:paragraph-rsid="00d7bf7d"/>
    </style:style>
    <style:style style:name="P24" style:family="paragraph" style:parent-style-name="Table_20_Contents">
      <style:text-properties style:font-name="DejaVu Sans Mono" officeooo:rsid="00d77086" officeooo:paragraph-rsid="00d8f2d1"/>
    </style:style>
    <style:style style:name="P25" style:family="paragraph" style:parent-style-name="Table_20_Contents">
      <style:text-properties style:font-name="DejaVu Sans Mono" officeooo:rsid="00d77086" officeooo:paragraph-rsid="00e0f673"/>
    </style:style>
    <style:style style:name="P26" style:family="paragraph" style:parent-style-name="Table_20_Contents">
      <style:text-properties style:font-name="DejaVu Sans Mono" officeooo:rsid="00da6c03" officeooo:paragraph-rsid="00da6c03"/>
    </style:style>
    <style:style style:name="P27" style:family="paragraph" style:parent-style-name="Table_20_Contents">
      <style:text-properties style:font-name="DejaVu Sans Mono" officeooo:rsid="00dafb05" officeooo:paragraph-rsid="00dafb05"/>
    </style:style>
    <style:style style:name="P28" style:family="paragraph" style:parent-style-name="Table_20_Contents">
      <style:text-properties style:font-name="DejaVu Sans Mono" officeooo:rsid="00dcd46a" officeooo:paragraph-rsid="00dcd46a"/>
    </style:style>
    <style:style style:name="P29" style:family="paragraph" style:parent-style-name="Table_20_Contents">
      <style:text-properties style:font-name="DejaVu Sans Mono" officeooo:rsid="00ded222" officeooo:paragraph-rsid="00ded222"/>
    </style:style>
    <style:style style:name="P30" style:family="paragraph" style:parent-style-name="Table_20_Contents">
      <style:text-properties style:font-name="DejaVu Sans Mono" officeooo:rsid="00e0f673" officeooo:paragraph-rsid="00e0f673"/>
    </style:style>
    <style:style style:name="P31" style:family="paragraph" style:parent-style-name="Table_20_Contents">
      <style:text-properties officeooo:paragraph-rsid="00d7bf7d"/>
    </style:style>
    <style:style style:name="P32" style:family="paragraph" style:parent-style-name="Table_20_Contents">
      <style:text-properties officeooo:paragraph-rsid="00d8f2d1"/>
    </style:style>
    <style:style style:name="P33" style:family="paragraph" style:parent-style-name="Heading_20_2">
      <style:text-properties officeooo:rsid="00d26312" officeooo:paragraph-rsid="00d7bf7d"/>
    </style:style>
    <style:style style:name="P34" style:family="paragraph" style:parent-style-name="Heading_20_2">
      <style:text-properties officeooo:rsid="00d26312" officeooo:paragraph-rsid="00d8f2d1"/>
    </style:style>
    <style:style style:name="P35" style:family="paragraph" style:parent-style-name="Heading_20_2">
      <style:text-properties officeooo:paragraph-rsid="00d8f2d1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officeooo:rsid="00cf0648"/>
    </style:style>
    <style:style style:name="T4" style:family="text">
      <style:text-properties officeooo:rsid="00d26312"/>
    </style:style>
    <style:style style:name="T5" style:family="text">
      <style:text-properties officeooo:rsid="00d2cce4"/>
    </style:style>
    <style:style style:name="T6" style:family="text">
      <style:text-properties officeooo:rsid="00d2f257"/>
    </style:style>
    <style:style style:name="T7" style:family="text">
      <style:text-properties officeooo:rsid="00d30d03"/>
    </style:style>
    <style:style style:name="T8" style:family="text">
      <style:text-properties officeooo:rsid="00d3a1e4"/>
    </style:style>
    <style:style style:name="T9" style:family="text">
      <style:text-properties officeooo:rsid="00d86bc6"/>
    </style:style>
    <style:style style:name="T10" style:family="text">
      <style:text-properties officeooo:rsid="00d8f2d1"/>
    </style:style>
    <style:style style:name="T11" style:family="text">
      <style:text-properties officeooo:rsid="00d99e4c"/>
    </style:style>
    <style:style style:name="T12" style:family="text">
      <style:text-properties officeooo:rsid="00dc649c"/>
    </style:style>
    <style:style style:name="T13" style:family="text">
      <style:text-properties officeooo:rsid="00dfa7ad"/>
    </style:style>
    <style:style style:name="T14" style:family="text">
      <style:text-properties officeooo:rsid="00e0b7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Interlude <text:span text:style-name="T3">8</text:span>: <text:span text:style-name="T3">The Standard Template Library</text:span></text:p>
      <text:h text:style-name="P21" text:outline-level="1">See <text:span text:style-name="T6">a</text:span>lso</text:h>
      <text:p text:style-name="P8"><text:span text:style-name="T5">These CS 200 lectures might help you out…</text:span></text:p>
      <text:list xml:id="list7468339860825514903" text:style-name="L3">
        <text:list-item>
          <text:p text:style-name="P9">STL Vectors<text:line-break/><text:a xlink:type="simple" xlink:href="http://www.cplusplus.com/reference/vector/vector/" text:style-name="Internet_20_link" text:visited-style-name="Visited_20_Internet_20_Link"><text:span text:style-name="T7">http://www.cplusplus.com/reference/vector/vector/</text:span></text:a><text:span text:style-name="T7"> </text:span></text:p>
        </text:list-item>
        <text:list-item>
          <text:p text:style-name="P10">STL Lists<text:line-break/><text:a xlink:type="simple" xlink:href="http://www.cplusplus.com/reference/list/list/" text:style-name="Internet_20_link" text:visited-style-name="Visited_20_Internet_20_Link"><text:span text:style-name="T11">http://www.cplusplus.com/reference/list/list/</text:span></text:a><text:span text:style-name="T11"> </text:span></text:p>
        </text:list-item>
        <text:list-item>
          <text:p text:style-name="P11">STL Stacks<text:line-break/><text:a xlink:type="simple" xlink:href="http://www.cplusplus.com/reference/stack/stack/" text:style-name="Internet_20_link" text:visited-style-name="Visited_20_Internet_20_Link"><text:span text:style-name="T12">http://www.cplusplus.com/reference/stack/stack/</text:span></text:a><text:span text:style-name="T12"> </text:span></text:p>
        </text:list-item>
        <text:list-item>
          <text:p text:style-name="P12">STL Queues<text:line-break/><text:a xlink:type="simple" xlink:href="http://www.cplusplus.com/reference/queue/queue/" text:style-name="Internet_20_link" text:visited-style-name="Visited_20_Internet_20_Link"><text:span text:style-name="T13">http://www.cplusplus.com/reference/queue/queue/</text:span></text:a><text:span text:style-name="T13"> </text:span></text:p>
        </text:list-item>
        <text:list-item>
          <text:p text:style-name="P13">STL Maps<text:line-break/><text:a xlink:type="simple" xlink:href="http://www.cplusplus.com/reference/map/map/" text:style-name="Internet_20_link" text:visited-style-name="Visited_20_Internet_20_Link"><text:span text:style-name="T14">http://www.cplusplus.com/reference/map/map/</text:span></text:a><text:span text:style-name="T14"> </text:span></text:p>
        </text:list-item>
      </text:list>
      <text:h text:style-name="P20" text:outline-level="1">Vocabulary</text:h>
      <text:p text:style-name="P3">Write out a description of each vocabulary term for reference lat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rm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5">Contain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Templat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Vect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Lis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Stack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Queu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ap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  <text:p text:style-name="P3"/>
      <text:h text:style-name="P22" text:outline-level="1">Concepts</text:h>
      <text:h text:style-name="P33" text:outline-level="2">STL Vector</text:h>
      <text:p text:style-name="P14">Write out some example code for each of the following functions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3">size</text:p>
          </table:table-cell>
          <table:table-cell table:style-name="Table2.B1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23">push_back</text:p>
          </table:table-cell>
          <table:table-cell table:style-name="Table2.B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23">pop_back</text:p>
          </table:table-cell>
          <table:table-cell table:style-name="Table2.B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23">operator[]</text:p>
          </table:table-cell>
          <table:table-cell table:style-name="Table2.B2" office:value-type="string">
            <text:p text:style-name="P31"/>
          </table:table-cell>
        </table:table-row>
      </table:table>
      <text:p text:style-name="P17"/>
      <text:h text:style-name="P34" text:outline-level="2">STL <text:span text:style-name="T9">List</text:span></text:h>
      <text:p text:style-name="P15">Write out some example code for each of the following functions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4">size</text:p>
          </table:table-cell>
          <table:table-cell table:style-name="Table3.B1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26">empty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26">push_back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26">push_front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26">pop_back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26">pop_front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27">sort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27">reverse</text:p>
          </table:table-cell>
          <table:table-cell table:style-name="Table3.B2" office:value-type="string">
            <text:p text:style-name="P32"/>
          </table:table-cell>
        </table:table-row>
      </table:table>
      <text:p text:style-name="P15"/>
      <text:h text:style-name="P35" text:outline-level="2"><text:span text:style-name="T4">STL Stack</text:span></text:h>
      <text:p text:style-name="P15">Write out some example code for each of the following functions: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4">size</text:p>
          </table:table-cell>
          <table:table-cell table:style-name="Table4.B1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28">empty</text:p>
          </table:table-cell>
          <table:table-cell table:style-name="Table4.B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28">top</text:p>
          </table:table-cell>
          <table:table-cell table:style-name="Table4.B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28">push</text:p>
          </table:table-cell>
          <table:table-cell table:style-name="Table4.B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28">pop</text:p>
          </table:table-cell>
          <table:table-cell table:style-name="Table4.B2" office:value-type="string">
            <text:p text:style-name="P32"/>
          </table:table-cell>
        </table:table-row>
      </table:table>
      <text:p text:style-name="P15"/>
      <text:h text:style-name="P35" text:outline-level="2"><text:soft-page-break/><text:span text:style-name="T4">STL Queue</text:span></text:h>
      <text:p text:style-name="P15">Write out some example code for each of the following functions: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4">size</text:p>
          </table:table-cell>
          <table:table-cell table:style-name="Table5.B1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29">empty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29">front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29">push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29">pop</text:p>
          </table:table-cell>
          <table:table-cell table:style-name="Table5.B2" office:value-type="string">
            <text:p text:style-name="P32"/>
          </table:table-cell>
        </table:table-row>
      </table:table>
      <text:p text:style-name="P17"/>
      <text:h text:style-name="P34" text:outline-level="2">STL <text:span text:style-name="T10">Map</text:span></text:h>
      <text:p text:style-name="P15">Write out some example code for each of the following functions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5">size</text:p>
          </table:table-cell>
          <table:table-cell table:style-name="Table6.B1" office:value-type="string">
            <text:p text:style-name="P32"/>
          </table:table-cell>
        </table:table-row>
        <table:table-row>
          <table:table-cell table:style-name="Table6.A2" office:value-type="string">
            <text:p text:style-name="P30">empty</text:p>
          </table:table-cell>
          <table:table-cell table:style-name="Table6.B2" office:value-type="string">
            <text:p text:style-name="P32"/>
          </table:table-cell>
        </table:table-row>
        <table:table-row>
          <table:table-cell table:style-name="Table6.A2" office:value-type="string">
            <text:p text:style-name="P30">operator[]</text:p>
          </table:table-cell>
          <table:table-cell table:style-name="Table6.B2" office:value-type="string">
            <text:p text:style-name="P32"/>
          </table:table-cell>
        </table:table-row>
        <table:table-row>
          <table:table-cell table:style-name="Table6.A2" office:value-type="string">
            <text:p text:style-name="P30">count</text:p>
          </table:table-cell>
          <table:table-cell table:style-name="Table6.B2" office:value-type="string">
            <text:p text:style-name="P32"/>
          </table:table-cell>
        </table:table-row>
      </table:table>
      <text:p text:style-name="P1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cf0648"/>
    </style:style>
    <style:style style:name="MP2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S 250, Spring 2018</text:span><text:tab/><text:tab/><text:span text:style-name="MT1">Notes for Interlude 8: STL</text:span></text:p>
      </style:header>
      <style:footer>
        <text:p text:style-name="MP2"><text:span text:style-name="MT2">Page </text:span><text:span text:style-name="MT2"><text:page-number text:select-page="current">1</text:page-number></text:span><text:span text:style-name="MT2"> of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1H44M16S</meta:editing-duration>
    <meta:editing-cycles>199</meta:editing-cycles>
    <meta:generator>LibreOffice/5.1.4.2$Linux_X86_64 LibreOffice_project/10m0$Build-2</meta:generator>
    <dc:title>paged dated</dc:title>
    <dc:date>2018-01-03T03:58:03.998312327</dc:date>
    <meta:document-statistic meta:table-count="6" meta:image-count="0" meta:object-count="0" meta:page-count="3" meta:paragraph-count="58" meta:word-count="162" meta:character-count="1098" meta:non-whitespace-character-count="993"/>
    <meta:template xlink:type="simple" xlink:actuate="onRequest" xlink:title="paged dated" xlink:href="../../../../../../.config/libreoffice/4/user/template/paged%20dated.ott" meta:date="2017-12-05T14:31:52.391181792"/>
  </office:meta>
</office:document-meta>
</file>